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6.431cm"/>
    </style:style>
    <style:style style:name="Tabela1.B" style:family="table-column">
      <style:table-column-properties style:column-width="6.717cm"/>
    </style:style>
    <style:style style:name="Tabela1.C" style:family="table-column">
      <style:table-column-properties style:column-width="2.401cm"/>
    </style:style>
    <style:style style:name="Tabela1.D" style:family="table-column">
      <style:table-column-properties style:column-width="1.446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0.278cm" table:align="left"/>
    </style:style>
    <style:style style:name="Tabela2.A" style:family="table-column">
      <style:table-column-properties style:column-width="2.245cm"/>
    </style:style>
    <style:style style:name="Tabela2.B" style:family="table-column">
      <style:table-column-properties style:column-width="8.033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6.868cm" table:align="left"/>
    </style:style>
    <style:style style:name="Tabela3.A" style:family="table-column">
      <style:table-column-properties style:column-width="1.012cm"/>
    </style:style>
    <style:style style:name="Tabela3.B" style:family="table-column">
      <style:table-column-properties style:column-width="5.027cm"/>
    </style:style>
    <style:style style:name="Tabela3.C" style:family="table-column">
      <style:table-column-properties style:column-width="10.829cm"/>
    </style:style>
    <style:style style:name="Tabela3.A1" style:family="table-cell">
      <style:table-cell-properties style:vertical-align="middle" fo:padding="0.049cm" fo:border="none"/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Table_20_Heading">
      <style:paragraph-properties fo:text-align="start" style:justify-single-word="false"/>
      <style:text-properties officeooo:paragraph-rsid="001eafc5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officeooo:rsid="001eafc5" officeooo:paragraph-rsid="001eafc5"/>
    </style:style>
    <style:style style:name="P5" style:family="paragraph" style:parent-style-name="Title">
      <style:text-properties officeooo:rsid="001eafc5" officeooo:paragraph-rsid="001eafc5"/>
    </style:style>
    <style:style style:name="P6" style:family="paragraph" style:parent-style-name="Text_20_body">
      <style:text-properties fo:font-size="20pt" fo:font-weight="normal" officeooo:rsid="001eafc5" officeooo:paragraph-rsid="001eafc5" style:font-size-asian="20pt" style:font-weight-asian="normal" style:font-size-complex="20pt" style:font-weight-complex="normal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fo:font-size="13pt" style:font-size-asian="13pt" style:font-size-complex="13pt"/>
    </style:style>
    <style:style style:name="P11" style:family="paragraph" style:parent-style-name="Text_20_body" style:list-style-name="L1">
      <style:text-properties fo:font-size="13pt" style:font-size-asian="13pt" style:font-size-complex="13pt"/>
    </style:style>
    <style:style style:name="P12" style:family="paragraph" style:parent-style-name="Heading_20_3">
      <style:paragraph-properties fo:margin-top="0cm" fo:margin-bottom="0.247cm" style:contextual-spacing="false" fo:line-height="115%"/>
      <style:text-properties fo:font-size="13pt" style:font-size-asian="13pt" style:font-size-complex="13pt"/>
    </style:style>
    <style:style style:name="P13" style:family="paragraph" style:parent-style-name="Text_20_body" style:list-style-name="L2">
      <style:text-properties fo:font-size="13pt" style:font-size-asian="13pt" style:font-size-complex="13pt"/>
    </style:style>
    <style:style style:name="P14" style:family="paragraph" style:parent-style-name="Text_20_body" style:list-style-name="L3">
      <style:text-properties fo:font-size="13pt" style:font-size-asian="13pt" style:font-size-complex="13pt"/>
    </style:style>
    <style:style style:name="P15" style:family="paragraph" style:parent-style-name="Text_20_body" style:list-style-name="L4">
      <style:text-properties fo:font-size="13pt" style:font-size-asian="13pt" style:font-size-complex="13pt"/>
    </style:style>
    <style:style style:name="P16" style:family="paragraph" style:parent-style-name="Text_20_body" style:list-style-name="L4">
      <style:text-properties fo:font-size="13pt" officeooo:paragraph-rsid="00229360" style:font-size-asian="13pt" style:font-size-complex="13pt"/>
    </style:style>
    <style:style style:name="P17" style:family="paragraph" style:parent-style-name="Horizontal_20_Line">
      <style:paragraph-properties fo:margin-top="0cm" fo:margin-bottom="0.247cm" style:contextual-spacing="false" fo:line-height="115%"/>
      <style:text-properties fo:font-size="13pt" style:font-size-asian="13pt" style:font-size-complex="13pt"/>
    </style:style>
    <style:style style:name="P18" style:family="paragraph" style:parent-style-name="Text_20_body" style:list-style-name="L5">
      <style:text-properties fo:font-size="13pt" style:font-size-asian="13pt" style:font-size-complex="13pt"/>
    </style:style>
    <style:style style:name="P19" style:family="paragraph" style:parent-style-name="Text_20_body" style:list-style-name="L5">
      <style:text-properties fo:font-size="13pt" officeooo:paragraph-rsid="00229360" style:font-size-asian="13pt" style:font-size-complex="13pt"/>
    </style:style>
    <style:style style:name="P20" style:family="paragraph" style:parent-style-name="Text_20_body" style:list-style-name="L6">
      <style:text-properties fo:font-size="13pt" style:font-size-asian="13pt" style:font-size-complex="13pt"/>
    </style:style>
    <style:style style:name="P21" style:family="paragraph" style:parent-style-name="Text_20_body" style:list-style-name="L6">
      <style:text-properties fo:font-size="13pt" officeooo:paragraph-rsid="00229360" style:font-size-asian="13pt" style:font-size-complex="13pt"/>
    </style:style>
    <style:style style:name="P22" style:family="paragraph" style:parent-style-name="Text_20_body" style:list-style-name="L7">
      <style:text-properties fo:font-size="13pt" officeooo:paragraph-rsid="00229360" style:font-size-asian="13pt" style:font-size-complex="13pt"/>
    </style:style>
    <style:style style:name="P23" style:family="paragraph" style:parent-style-name="Text_20_body" style:list-style-name="L8">
      <style:text-properties fo:font-size="13pt" officeooo:paragraph-rsid="00229360" style:font-size-asian="13pt" style:font-size-complex="13pt"/>
    </style:style>
    <style:style style:name="P24" style:family="paragraph" style:parent-style-name="Text_20_body" style:list-style-name="L9">
      <style:text-properties fo:font-size="13pt" officeooo:paragraph-rsid="00229360" style:font-size-asian="13pt" style:font-size-complex="13pt"/>
    </style:style>
    <style:style style:name="P25" style:family="paragraph" style:parent-style-name="Text_20_body" style:list-style-name="L10">
      <style:text-properties fo:font-size="13pt" style:font-size-asian="13pt" style:font-size-complex="13pt"/>
    </style:style>
    <style:style style:name="P26" style:family="paragraph" style:parent-style-name="Text_20_body" style:list-style-name="L10">
      <style:text-properties fo:font-size="13pt" officeooo:paragraph-rsid="0023e5e6" style:font-size-asian="13pt" style:font-size-complex="13pt"/>
    </style:style>
    <style:style style:name="P27" style:family="paragraph" style:parent-style-name="Text_20_body" style:list-style-name="L11">
      <style:text-properties fo:font-size="13pt" officeooo:paragraph-rsid="0023e5e6" style:font-size-asian="13pt" style:font-size-complex="13pt"/>
    </style:style>
    <style:style style:name="P28" style:family="paragraph" style:parent-style-name="Text_20_body" style:list-style-name="L12">
      <style:text-properties fo:font-size="13pt" style:font-size-asian="13pt" style:font-size-complex="13pt"/>
    </style:style>
    <style:style style:name="P29" style:family="paragraph" style:parent-style-name="Text_20_body" style:list-style-name="L13">
      <style:text-properties fo:font-size="13pt" style:font-size-asian="13pt" style:font-size-complex="13pt"/>
    </style:style>
    <style:style style:name="P30" style:family="paragraph" style:parent-style-name="Text_20_body" style:list-style-name="L13">
      <style:text-properties fo:font-size="13pt" officeooo:paragraph-rsid="0023e5e6" style:font-size-asian="13pt" style:font-size-complex="13pt"/>
    </style:style>
    <style:style style:name="P31" style:family="paragraph" style:parent-style-name="Text_20_body" style:list-style-name="L14">
      <style:text-properties fo:font-size="13pt" style:font-size-asian="13pt" style:font-size-complex="13pt"/>
    </style:style>
    <style:style style:name="P32" style:family="paragraph" style:parent-style-name="Text_20_body" style:list-style-name="L14">
      <style:text-properties fo:font-size="13pt" officeooo:paragraph-rsid="0023e5e6" style:font-size-asian="13pt" style:font-size-complex="13pt"/>
    </style:style>
    <style:style style:name="P33" style:family="paragraph" style:parent-style-name="Text_20_body" style:list-style-name="L15">
      <style:text-properties fo:font-size="13pt" style:font-size-asian="13pt" style:font-size-complex="13pt"/>
    </style:style>
    <style:style style:name="P34" style:family="paragraph" style:parent-style-name="Text_20_body" style:list-style-name="L15">
      <style:text-properties fo:font-size="13pt" officeooo:paragraph-rsid="0023e5e6" style:font-size-asian="13pt" style:font-size-complex="13pt"/>
    </style:style>
    <style:style style:name="P35" style:family="paragraph" style:parent-style-name="Text_20_body" style:list-style-name="L16">
      <style:text-properties fo:font-size="13pt" style:font-size-asian="13pt" style:font-size-complex="13pt"/>
    </style:style>
    <style:style style:name="P36" style:family="paragraph" style:parent-style-name="Text_20_body" style:list-style-name="L16">
      <style:text-properties fo:font-size="13pt" officeooo:paragraph-rsid="0023e5e6" style:font-size-asian="13pt" style:font-size-complex="13pt"/>
    </style:style>
    <style:style style:name="P37" style:family="paragraph" style:parent-style-name="Text_20_body" style:list-style-name="L17">
      <style:text-properties fo:font-size="13pt" style:font-size-asian="13pt" style:font-size-complex="13pt"/>
    </style:style>
    <style:style style:name="P38" style:family="paragraph" style:parent-style-name="Text_20_body" style:list-style-name="L18">
      <style:text-properties fo:font-size="13pt" style:font-size-asian="13pt" style:font-size-complex="13pt"/>
    </style:style>
    <style:style style:name="P39" style:family="paragraph" style:parent-style-name="Text_20_body" style:list-style-name="L18">
      <style:text-properties fo:font-size="13pt" officeooo:paragraph-rsid="0023e5e6" style:font-size-asian="13pt" style:font-size-complex="13pt"/>
    </style:style>
    <style:style style:name="P40" style:family="paragraph" style:parent-style-name="Text_20_body" style:list-style-name="L19">
      <style:text-properties fo:font-size="13pt" style:font-size-asian="13pt" style:font-size-complex="13pt"/>
    </style:style>
    <style:style style:name="P41" style:family="paragraph" style:parent-style-name="Text_20_body" style:list-style-name="L19">
      <style:text-properties fo:font-size="13pt" officeooo:paragraph-rsid="0023e5e6" style:font-size-asian="13pt" style:font-size-complex="13pt"/>
    </style:style>
    <style:style style:name="P42" style:family="paragraph" style:parent-style-name="Text_20_body" style:list-style-name="L20">
      <style:text-properties fo:font-size="13pt" style:font-size-asian="13pt" style:font-size-complex="13pt"/>
    </style:style>
    <style:style style:name="P43" style:family="paragraph" style:parent-style-name="Text_20_body" style:list-style-name="L21">
      <style:text-properties fo:font-size="13pt" style:font-size-asian="13pt" style:font-size-complex="13pt"/>
    </style:style>
    <style:style style:name="P44" style:family="paragraph" style:parent-style-name="Text_20_body">
      <style:text-properties fo:font-size="13pt" officeooo:paragraph-rsid="001eafc5" style:font-size-asian="13pt" style:font-size-complex="13pt"/>
    </style:style>
    <style:style style:name="P45" style:family="paragraph" style:parent-style-name="Heading_20_1">
      <style:text-properties fo:color="#000000" loext:opacity="100%" officeooo:paragraph-rsid="001eafc5"/>
    </style:style>
    <style:style style:name="P46" style:family="paragraph" style:parent-style-name="Standard">
      <style:paragraph-properties fo:margin-left="1.249cm"/>
      <style:text-properties officeooo:paragraph-rsid="00200e86"/>
    </style:style>
    <style:style style:name="P47" style:family="paragraph" style:parent-style-name="Text_20_body">
      <style:text-properties fo:color="#7b7b7b" loext:opacity="100%" fo:font-style="italic" officeooo:rsid="00200e86" officeooo:paragraph-rsid="00200e86" style:font-style-asian="italic" style:font-style-complex="italic">
        <loext:char-complex-color loext:theme-type="accent3" loext:color-type="theme">
          <loext:transformation loext:type="shade" loext:value="2509"/>
        </loext:char-complex-color>
      </style:text-properties>
    </style:style>
    <style:style style:name="P48" style:family="paragraph" style:parent-style-name="Standard">
      <style:paragraph-properties fo:margin-left="2.498cm"/>
      <style:text-properties officeooo:paragraph-rsid="00200e86"/>
    </style:style>
    <style:style style:name="P49" style:family="paragraph" style:parent-style-name="Heading_20_2">
      <style:text-properties officeooo:paragraph-rsid="001eafc5"/>
    </style:style>
    <style:style style:name="T1" style:family="text">
      <style:text-properties officeooo:rsid="00229360"/>
    </style:style>
    <style:style style:name="T2" style:family="text">
      <style:text-properties officeooo:rsid="00227e9c"/>
    </style:style>
    <style:style style:name="T3" style:family="text">
      <style:text-properties officeooo:rsid="001eafc5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size="20pt" fo:font-weight="normal" officeooo:rsid="00229360" style:font-size-asian="20pt" style:font-weight-asian="normal" style:font-size-complex="20pt" style:font-weight-complex="normal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color="#7b7b7b" loext:opacity="100%" fo:font-style="italic" style:font-style-asian="italic" style:font-style-complex="italic">
        <loext:char-complex-color loext:theme-type="accent3" loext:color-type="theme">
          <loext:transformation loext:type="shade" loext:value="2509"/>
        </loext:char-complex-color>
      </style:text-properties>
    </style:style>
    <style:style style:name="T8" style:family="text">
      <style:text-properties fo:color="#7b7b7b" loext:opacity="100%" fo:font-size="12pt" fo:font-style="italic" style:font-size-asian="12pt" style:font-style-asian="italic" style:font-size-complex="12pt" style:font-style-complex="italic">
        <loext:char-complex-color loext:theme-type="accent3" loext:color-type="theme">
          <loext:transformation loext:type="shade" loext:value="2509"/>
        </loext:char-complex-color>
      </style:text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Table_20_Heading"><text:span text:style-name="Strong_20_Emphasis">Typ dokumentu:</text:span></text:p>
              <text:p text:style-name="Table_20_Contents"><text:span text:style-name="T1">S</text:span>pecyfikacja Wymagań</text:p>
            </table:table-cell>
            <table:table-cell table:style-name="Tabela1.A1" office:value-type="string">
              <text:p text:style-name="P1"><text:span text:style-name="Strong_20_Emphasis">Nazwa pliku:</text:span></text:p>
              <text:p text:style-name="P2"><text:span text:style-name="Strong_20_Emphasis"><text:span text:style-name="T2">_</text:span></text:span><text:span text:style-name="Strong_20_Emphasis"><text:span text:style-name="T3">specyfikacja_wymagańv1</text:span></text:span></text:p>
            </table:table-cell>
            <table:table-cell table:style-name="Tabela1.A1" office:value-type="string">
              <text:p text:style-name="P1"><text:span text:style-name="Strong_20_Emphasis">Data:</text:span></text:p>
              <text:p text:style-name="P3"><text:span text:style-name="T1">17.</text:span>06.2025</text:p>
            </table:table-cell>
            <table:table-cell table:style-name="Tabela1.A1" office:value-type="string">
              <text:p text:style-name="P2"><text:span text:style-name="Strong_20_Emphasis"><text:span text:style-name="T3">Wersj</text:span></text:span></text:p>
              <text:p text:style-name="P4">0.1.<text:span text:style-name="T1">1</text:span>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trong_20_Emphasis">Projekt: &lt;</text:span><text:span text:style-name="Strong_20_Emphasis"><text:span text:style-name="T1">System do obsługi wypożyczalni filmó</text:span></text:span><text:span text:style-name="Strong_20_Emphasis"><text:span text:style-name="T3">&gt;</text:span></text:span></text:p>
          </table:table-cell>
          <table:table-cell table:style-name="Tabela1.A1" table:number-columns-spanned="3" office:value-type="string">
            <text:p text:style-name="Table_20_Contents"><text:span text:style-name="Strong_20_Emphasis">Dotyczy: &lt;</text:span><text:span text:style-name="Strong_20_Emphasis"><text:span text:style-name="T1">Movie Rental</text:span></text:span><text:span text:style-name="Strong_20_Emphasis"><text:span text:style-name="T3">&gt;</text:span></text:span>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pan text:style-name="T1">S</text:span>pecyfikacja <text:span text:style-name="T2">w</text:span>ymagań<text:line-break/><text:span text:style-name="T4">&lt;</text:span><text:span text:style-name="T5">Movie Rental</text:span><text:span text:style-name="T4">&gt;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 text:protected="true">
            <text:p text:style-name="Contents_20_Heading">Spis treści</text:p>
          </text:index-title>
          <text:p text:style-name="P7"><text:a xlink:type="simple" xlink:href="#__RefHeading___Toc6417_3987500746" text:style-name="Index_20_Link" text:visited-style-name="Index_20_Link">1 Wstęp<text:tab/>3</text:a></text:p>
          <text:p text:style-name="P8"><text:a xlink:type="simple" xlink:href="#__RefHeading___Toc6419_3987500746" text:style-name="Index_20_Link" text:visited-style-name="Index_20_Link">1.1 Definicje i skróty<text:tab/>3</text:a></text:p>
          <text:p text:style-name="P9"><text:a xlink:type="simple" xlink:href="#__RefHeading___Toc6421_3987500746" text:style-name="Index_20_Link" text:visited-style-name="Index_20_Link">1.2 Dokumenty referencyjne<text:tab/>3</text:a></text:p>
          <text:p text:style-name="P7"><text:a xlink:type="simple" xlink:href="#__RefHeading___Toc6423_3987500746" text:style-name="Index_20_Link" text:visited-style-name="Index_20_Link">2 Cele specyfikacji<text:tab/>3</text:a></text:p>
          <text:p text:style-name="P7"><text:a xlink:type="simple" xlink:href="#__RefHeading___Toc6425_3987500746" text:style-name="Index_20_Link" text:visited-style-name="Index_20_Link">3 Zakres specyfikacji<text:tab/>4</text:a></text:p>
          <text:p text:style-name="P8"><text:a xlink:type="simple" xlink:href="#__RefHeading___Toc6427_3987500746" text:style-name="Index_20_Link" text:visited-style-name="Index_20_Link">3.1 Funkcje systemu<text:tab/>4</text:a></text:p>
          <text:p text:style-name="P8"><text:a xlink:type="simple" xlink:href="#__RefHeading___Toc6601_3987500746" text:style-name="Index_20_Link" text:visited-style-name="Index_20_Link">3.2 Typy użytkowników<text:tab/>4</text:a></text:p>
          <text:p text:style-name="P7"><text:a xlink:type="simple" xlink:href="#__RefHeading___Toc6431_3987500746" text:style-name="Index_20_Link" text:visited-style-name="Index_20_Link">4 Wymagania funkcjonalne<text:tab/>4</text:a></text:p>
          <text:p text:style-name="P8"><text:a xlink:type="simple" xlink:href="#__RefHeading___Toc6433_3987500746" text:style-name="Index_20_Link" text:visited-style-name="Index_20_Link">4.1 Rejestracja wypożyczeń<text:tab/>4</text:a></text:p>
          <text:p text:style-name="P9"><text:a xlink:type="simple" xlink:href="#__RefHeading___Toc6603_3987500746" text:style-name="Index_20_Link" text:visited-style-name="Index_20_Link">4.1.1 Modyfikacja danych wypożyczenia<text:tab/>4</text:a></text:p>
          <text:p text:style-name="P9"><text:a xlink:type="simple" xlink:href="#__RefHeading___Toc6605_3987500746" text:style-name="Index_20_Link" text:visited-style-name="Index_20_Link">4.1.2 Usuwanie wypożyczenia<text:tab/>4</text:a></text:p>
          <text:p text:style-name="P9"><text:a xlink:type="simple" xlink:href="#__RefHeading___Toc6607_3987500746" text:style-name="Index_20_Link" text:visited-style-name="Index_20_Link">4.1.3 Oznaczanie zwrotów<text:tab/>5</text:a></text:p>
          <text:p text:style-name="P9"><text:a xlink:type="simple" xlink:href="#__RefHeading___Toc6609_3987500746" text:style-name="Index_20_Link" text:visited-style-name="Index_20_Link">4.1.4 Wyszukiwanie wypożyczeń<text:tab/>5</text:a></text:p>
          <text:p text:style-name="P9"><text:a xlink:type="simple" xlink:href="#__RefHeading___Toc6611_3987500746" text:style-name="Index_20_Link" text:visited-style-name="Index_20_Link">4.1.5 Eksport danych<text:tab/>5</text:a></text:p>
          <text:p text:style-name="P9"><text:a xlink:type="simple" xlink:href="#__RefHeading___Toc6613_3987500746" text:style-name="Index_20_Link" text:visited-style-name="Index_20_Link">4.1.6 Generowanie raportów<text:tab/>5</text:a></text:p>
          <text:p text:style-name="P9"><text:a xlink:type="simple" xlink:href="#__RefHeading___Toc6615_3987500746" text:style-name="Index_20_Link" text:visited-style-name="Index_20_Link">4.1.7 Komunikacja z API<text:tab/>5</text:a></text:p>
          <text:p text:style-name="P7"><text:a xlink:type="simple" xlink:href="#__RefHeading___Toc6449_3987500746" text:style-name="Index_20_Link" text:visited-style-name="Index_20_Link">5 Wymagania niefunkcjonalne<text:tab/>5</text:a></text:p>
          <text:p text:style-name="P8"><text:a xlink:type="simple" xlink:href="#__RefHeading___Toc6451_3987500746" text:style-name="Index_20_Link" text:visited-style-name="Index_20_Link">5.1 Interfejs użytkownika<text:tab/>5</text:a></text:p>
          <text:p text:style-name="P8"><text:a xlink:type="simple" xlink:href="#__RefHeading___Toc6617_3987500746" text:style-name="Index_20_Link" text:visited-style-name="Index_20_Link">5.2 Baza danych<text:tab/>5</text:a></text:p>
          <text:p text:style-name="P8"><text:a xlink:type="simple" xlink:href="#__RefHeading___Toc6619_3987500746" text:style-name="Index_20_Link" text:visited-style-name="Index_20_Link">5.3 Obsługa plików<text:tab/>5</text:a></text:p>
          <text:p text:style-name="P8"><text:a xlink:type="simple" xlink:href="#__RefHeading___Toc6621_3987500746" text:style-name="Index_20_Link" text:visited-style-name="Index_20_Link">5.4 Wydajność i niezawodność<text:tab/>6</text:a></text:p>
          <text:p text:style-name="P8"><text:a xlink:type="simple" xlink:href="#__RefHeading___Toc6623_3987500746" text:style-name="Index_20_Link" text:visited-style-name="Index_20_Link">5.5 Technologia i środowisko<text:tab/>6</text:a></text:p>
          <text:p text:style-name="P7"><text:a xlink:type="simple" xlink:href="#__RefHeading___Toc6463_3987500746" text:style-name="Index_20_Link" text:visited-style-name="Index_20_Link">6 Lista przypadków użycia<text:tab/>6</text:a></text:p>
          <text:p text:style-name="P7"><text:a xlink:type="simple" xlink:href="#__RefHeading___Toc6465_3987500746" text:style-name="Index_20_Link" text:visited-style-name="Index_20_Link">7 Ograniczenia systemowe i projektowe<text:tab/>6</text:a></text:p>
          <text:p text:style-name="P8"><text:a xlink:type="simple" xlink:href="#__RefHeading___Toc6467_3987500746" text:style-name="Index_20_Link" text:visited-style-name="Index_20_Link">7.1 Technologiczne<text:tab/>6</text:a></text:p>
          <text:p text:style-name="P8"><text:a xlink:type="simple" xlink:href="#__RefHeading___Toc6625_3987500746" text:style-name="Index_20_Link" text:visited-style-name="Index_20_Link">7.2 Czasowe i organizacyjne<text:tab/>6</text:a></text:p>
          <text:p text:style-name="P8"><text:a xlink:type="simple" xlink:href="#__RefHeading___Toc6627_3987500746" text:style-name="Index_20_Link" text:visited-style-name="Index_20_Link">7.3 Prawne i licencyjne<text:tab/>6</text:a></text:p>
          <text:p text:style-name="P7"><text:a xlink:type="simple" xlink:href="#__RefHeading___Toc6473_3987500746" text:style-name="Index_20_Link" text:visited-style-name="Index_20_Link">8 Dokumentacja użytkownika i kodu<text:tab/>7</text:a></text:p>
        </text:index-body>
      </text:table-of-conten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h text:style-name="Heading_20_1" text:outline-level="1"><text:bookmark-start text:name="__RefHeading___Toc6417_3987500746"/><text:span text:style-name="Strong_20_Emphasis">Wstęp</text:span><text:bookmark-end text:name="__RefHeading___Toc6417_3987500746"/></text:h>
      <text:p text:style-name="P10">Niniejszy dokument zawiera specyfikację wymagań dla systemu <text:span text:style-name="Strong_20_Emphasis">MovieRentalApp</text:span> – aplikacji desktopowej wspomagającej obsługę wypożyczalni filmów. System przeznaczony jest do rejestrowania wypożyczeń, zarządzania zwrotami oraz generowania raportów. Wspiera komunikację z bazą danych oraz pozwala na eksport i import danych.</text:p>
      <text:p text:style-name="P10">Dokument definiuje zakres funkcjonalny aplikacji, wymagania niefunkcjonalne, interfejsy, założenia architektoniczne oraz przypadki użycia.</text:p>
      <text:h text:style-name="Heading_20_2" text:outline-level="2"><text:bookmark-start text:name="__RefHeading___Toc6419_3987500746"/><text:span text:style-name="Strong_20_Emphasis">Definicje i skróty</text:span><text:bookmark-end text:name="__RefHeading___Toc6419_3987500746"/></text:h>
      <text:list text:style-name="L1">
        <text:list-item>
          <text:p text:style-name="P11"><text:span text:style-name="Strong_20_Emphasis">GUI</text:span> – Graficzny Interfejs Użytkownika</text:p>
        </text:list-item>
        <text:list-item>
          <text:p text:style-name="P11"><text:span text:style-name="Strong_20_Emphasis">API</text:span> – Interfejs Programistyczny Aplikacji</text:p>
        </text:list-item>
        <text:list-item>
          <text:p text:style-name="P11"><text:span text:style-name="Strong_20_Emphasis">EF Core</text:span> – Entity Framework Core (ORM dla .NET)</text:p>
        </text:list-item>
        <text:list-item>
          <text:p text:style-name="P11"><text:span text:style-name="Strong_20_Emphasis">WPF</text:span> – Windows Presentation Foundation (technologia UI .NET)</text:p>
        </text:list-item>
        <text:list-item>
          <text:p text:style-name="P11"><text:span text:style-name="Strong_20_Emphasis">CSV/PDF</text:span> – Format eksportu danych</text:p>
        </text:list-item>
        <text:list-item>
          <text:p text:style-name="P11"><text:span text:style-name="Strong_20_Emphasis">Użytkownik</text:span> – osoba obsługująca aplikację (np. pracownik wypożyczalni)</text:p>
        </text:list-item>
      </text:list>
      <text:h text:style-name="P12" text:outline-level="3" text:is-list-header="true"><text:bookmark-start text:name="__RefHeading___Toc6421_3987500746"/><text:span text:style-name="Strong_20_Emphasis">1.2 Dokumenty referencyjne</text:span><text:bookmark-end text:name="__RefHeading___Toc6421_3987500746"/></text:h>
      <text:list text:style-name="L2">
        <text:list-item>
          <text:p text:style-name="P13">Plan projektu „MovieRentalApp”</text:p>
        </text:list-item>
        <text:list-item>
          <text:p text:style-name="P13">Diagramy UML (Przypadków użycia, Klasy, Sekwencji)</text:p>
        </text:list-item>
        <text:list-item>
          <text:p text:style-name="P13">Diagram ERD (baza danych)</text:p>
        </text:list-item>
        <text:list-item>
          <text:p text:style-name="P13">Specyfikacja testów jednostkowych</text:p>
        </text:list-item>
        <text:list-item>
          <text:p text:style-name="P13">Projekt UI (mockupy ekranów WPF)</text:p>
        </text:list-item>
      </text:list>
      <text:h text:style-name="Heading_20_1" text:outline-level="1"><text:bookmark-start text:name="__RefHeading___Toc6423_3987500746"/><text:span text:style-name="Strong_20_Emphasis">Cele specyfikacji</text:span><text:bookmark-end text:name="__RefHeading___Toc6423_3987500746"/></text:h>
      <text:p text:style-name="P10">Celem dokumentu jest jednoznaczne zdefiniowanie wymagań dla aplikacji <text:span text:style-name="Strong_20_Emphasis">MovieRentalApp</text:span>, co umożliwi:</text:p>
      <text:list text:style-name="L3">
        <text:list-item>
          <text:p text:style-name="P14">Poprawną implementację systemu,</text:p>
        </text:list-item>
        <text:list-item>
          <text:p text:style-name="P14">Weryfikację zgodności działania z wymaganiami,</text:p>
        </text:list-item>
        <text:list-item>
          <text:p text:style-name="P14">Przeprowadzenie testów,</text:p>
        </text:list-item>
        <text:list-item>
          <text:p text:style-name="P14">Rozwój i utrzymanie aplikacji w przyszłości.</text:p>
        </text:list-item>
      </text:list>
      <text:p text:style-name="P10">Dokument przeznaczony jest dla zespołu projektowego, testerów, prowadzących oraz przyszłych użytkowników systemu.</text:p>
      <text:h text:style-name="Heading_20_1" text:outline-level="1"><text:bookmark-start text:name="__RefHeading___Toc6425_3987500746"/><text:soft-page-break/><text:span text:style-name="Strong_20_Emphasis">Zakres specyfikacji</text:span><text:bookmark-end text:name="__RefHeading___Toc6425_3987500746"/></text:h>
      <text:p text:style-name="P10">System wspiera obsługę wypożyczeń filmów – rejestrowanie, edycję, usuwanie i oznaczanie zwrotów. Umożliwia komunikację z REST API, zarządzanie danymi w bazie danych oraz eksport danych do plików PDF/CSV. System jest aplikacją desktopową zbudowaną w technologii WPF i EF Core.</text:p>
      <text:h text:style-name="Heading_20_2" text:outline-level="2"><text:bookmark-start text:name="__RefHeading___Toc6427_3987500746"/><text:span text:style-name="Strong_20_Emphasis">Funkcje systemu</text:span><text:bookmark-end text:name="__RefHeading___Toc6427_3987500746"/></text:h>
      <text:list text:style-name="L4">
        <text:list-item>
          <text:p text:style-name="P15">Dodanie nowego wypożyczenia</text:p>
        </text:list-item>
        <text:list-item>
          <text:p text:style-name="P15">Edycja wypożyczenia</text:p>
        </text:list-item>
        <text:list-item>
          <text:p text:style-name="P15">Usunięcie wypożyczenia</text:p>
        </text:list-item>
        <text:list-item>
          <text:p text:style-name="P15">Oznaczenie wypożyczenia jako zwrócone</text:p>
        </text:list-item>
        <text:list-item>
          <text:p text:style-name="P15">Załadowanie danych wypożyczeń z API</text:p>
        </text:list-item>
        <text:list-item>
          <text:p text:style-name="P15">Eksport danych do pliku (PDF, CSV)</text:p>
        </text:list-item>
        <text:list-item>
          <text:p text:style-name="P15">Przeszukiwanie bazy wypożyczeń</text:p>
        </text:list-item>
        <text:list-item>
          <text:p text:style-name="P16">Generowanie raportów</text:p>
        </text:list-item>
      </text:list>
      <text:h text:style-name="Heading_20_2" text:outline-level="2"><text:bookmark-start text:name="__RefHeading___Toc6601_3987500746"/><text:span text:style-name="Strong_20_Emphasis">Typy użytkowników</text:span><text:bookmark-end text:name="__RefHeading___Toc6601_3987500746"/></text:h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Rola</text:p>
            </table:table-cell>
            <table:table-cell table:style-name="Tabela2.A1" office:value-type="string">
              <text:p text:style-name="Table_20_Heading">Opis</text:p>
            </table:table-cell>
          </table:table-row>
        </table:table-header-rows>
        <table:table-row>
          <table:table-cell table:style-name="Tabela2.A1" office:value-type="string">
            <text:p text:style-name="Table_20_Contents">Pracownik</text:p>
          </table:table-cell>
          <table:table-cell table:style-name="Tabela2.A1" office:value-type="string">
            <text:p text:style-name="Table_20_Contents">Obsługuje wypożyczenia, korzysta z aplikacji</text:p>
          </table:table-cell>
        </table:table-row>
        <table:table-row>
          <table:table-cell table:style-name="Tabela2.A1" office:value-type="string">
            <text:p text:style-name="Table_20_Contents">System API</text:p>
          </table:table-cell>
          <table:table-cell table:style-name="Tabela2.A1" office:value-type="string">
            <text:p text:style-name="Table_20_Contents">Obsługiwany interfejs wymiany danych</text:p>
          </table:table-cell>
        </table:table-row>
      </table:table>
      <text:p text:style-name="P17"/>
      <text:h text:style-name="Heading_20_1" text:outline-level="1"><text:bookmark-start text:name="__RefHeading___Toc6431_3987500746"/><text:span text:style-name="Strong_20_Emphasis">Wymagania funkcjonalne</text:span><text:bookmark-end text:name="__RefHeading___Toc6431_3987500746"/></text:h>
      <text:h text:style-name="Heading_20_2" text:outline-level="2"><text:bookmark-start text:name="__RefHeading___Toc6433_3987500746"/><text:span text:style-name="Strong_20_Emphasis">Rejestracja wypożyczeń</text:span><text:bookmark-end text:name="__RefHeading___Toc6433_3987500746"/></text:h>
      <text:list text:style-name="L5">
        <text:list-item>
          <text:p text:style-name="P18">Aplikacja umożliwia dodanie nowego wypożyczenia poprzez formularz.</text:p>
        </text:list-item>
        <text:list-item>
          <text:p text:style-name="P19">Użytkownik podaje tytuł filmu, imię, nazwisko klienta oraz datę wypożyczenia.</text:p>
        </text:list-item>
      </text:list>
      <text:h text:style-name="Heading_20_3" text:outline-level="3"><text:bookmark-start text:name="__RefHeading___Toc6603_3987500746"/><text:span text:style-name="Strong_20_Emphasis">Modyfikacja danych wypożyczenia</text:span><text:bookmark-end text:name="__RefHeading___Toc6603_3987500746"/></text:h>
      <text:list text:style-name="L6">
        <text:list-item>
          <text:p text:style-name="P20">Możliwość edycji danych istniejącego wypożyczenia.</text:p>
        </text:list-item>
        <text:list-item>
          <text:p text:style-name="P21">Edytować można: tytuł filmu, klienta, datę wypożyczenia, datę zwrotu.</text:p>
        </text:list-item>
      </text:list>
      <text:h text:style-name="Heading_20_3" text:outline-level="3"><text:bookmark-start text:name="__RefHeading___Toc6605_3987500746"/><text:span text:style-name="Strong_20_Emphasis">Usuwanie wypożyczenia</text:span><text:bookmark-end text:name="__RefHeading___Toc6605_3987500746"/></text:h>
      <text:list text:style-name="L7">
        <text:list-item>
          <text:p text:style-name="P22">Możliwość trwałego usunięcia wybranego rekordu wypożyczenia z bazy.</text:p>
        </text:list-item>
      </text:list>
      <text:h text:style-name="Heading_20_3" text:outline-level="3"><text:bookmark-start text:name="__RefHeading___Toc6607_3987500746"/><text:soft-page-break/><text:span text:style-name="Strong_20_Emphasis">Oznaczanie zwrotów</text:span><text:bookmark-end text:name="__RefHeading___Toc6607_3987500746"/></text:h>
      <text:list text:style-name="L8">
        <text:list-item>
          <text:p text:style-name="P23">Możliwość oznaczenia wypożyczenia jako zwróconego przez uzupełnienie daty zwrotu.</text:p>
        </text:list-item>
      </text:list>
      <text:h text:style-name="Heading_20_3" text:outline-level="3"><text:bookmark-start text:name="__RefHeading___Toc6609_3987500746"/><text:span text:style-name="Strong_20_Emphasis">Wyszukiwanie wypożyczeń</text:span><text:bookmark-end text:name="__RefHeading___Toc6609_3987500746"/></text:h>
      <text:list text:style-name="L9">
        <text:list-item>
          <text:p text:style-name="P24">Możliwość filtrowania wypożyczeń po tytule filmu, nazwisku klienta, dacie wypożyczenia.</text:p>
        </text:list-item>
      </text:list>
      <text:h text:style-name="Heading_20_3" text:outline-level="3"><text:bookmark-start text:name="__RefHeading___Toc6611_3987500746"/><text:span text:style-name="Strong_20_Emphasis">Eksport danych</text:span><text:bookmark-end text:name="__RefHeading___Toc6611_3987500746"/></text:h>
      <text:list text:style-name="L10">
        <text:list-item>
          <text:p text:style-name="P25">Eksport danych wypożyczeń do pliku PDF lub CSV.</text:p>
        </text:list-item>
        <text:list-item>
          <text:p text:style-name="P26">Dane można eksportować w całości lub tylko aktualnie widoczne na liście.</text:p>
        </text:list-item>
      </text:list>
      <text:h text:style-name="Heading_20_3" text:outline-level="3"><text:bookmark-start text:name="__RefHeading___Toc6613_3987500746"/><text:span text:style-name="Strong_20_Emphasis">Generowanie raportów</text:span><text:bookmark-end text:name="__RefHeading___Toc6613_3987500746"/></text:h>
      <text:list text:style-name="L11">
        <text:list-item>
          <text:p text:style-name="P27">Możliwość wygenerowania raportu (np. miesięcznego) z podsumowaniem liczby wypożyczeń i zwrotów.</text:p>
        </text:list-item>
      </text:list>
      <text:h text:style-name="Heading_20_3" text:outline-level="3"><text:bookmark-start text:name="__RefHeading___Toc6615_3987500746"/><text:span text:style-name="Strong_20_Emphasis">Komunikacja z API</text:span><text:bookmark-end text:name="__RefHeading___Toc6615_3987500746"/></text:h>
      <text:list text:style-name="L12">
        <text:list-item>
          <text:p text:style-name="P28">System integruje się z REST API udostępniającym zasoby <text:span text:style-name="Source_20_Text">/api/rentals</text:span>.</text:p>
        </text:list-item>
        <text:list-item>
          <text:p text:style-name="P28">Obsługiwane operacje: POST, PUT, DELETE, PUT-return, GET.</text:p>
        </text:list-item>
      </text:list>
      <text:h text:style-name="Heading_20_1" text:outline-level="1"><text:bookmark-start text:name="__RefHeading___Toc6449_3987500746"/><text:span text:style-name="Strong_20_Emphasis">Wymagania niefunkcjonalne</text:span><text:bookmark-end text:name="__RefHeading___Toc6449_3987500746"/></text:h>
      <text:h text:style-name="Heading_20_2" text:outline-level="2"><text:bookmark-start text:name="__RefHeading___Toc6451_3987500746"/><text:span text:style-name="Strong_20_Emphasis">Interfejs użytkownika</text:span><text:bookmark-end text:name="__RefHeading___Toc6451_3987500746"/></text:h>
      <text:list text:style-name="L13">
        <text:list-item>
          <text:p text:style-name="P29">Interfejs graficzny w technologii <text:span text:style-name="Strong_20_Emphasis">WPF</text:span>, responsywny i intuicyjny.</text:p>
        </text:list-item>
        <text:list-item>
          <text:p text:style-name="P29">Obsługa formularzy, filtrowania i eksportu.</text:p>
        </text:list-item>
        <text:list-item>
          <text:p text:style-name="P30">Styl wizualny zgodny z konwencjami Windows 10.</text:p>
        </text:list-item>
      </text:list>
      <text:h text:style-name="Heading_20_2" text:outline-level="2"><text:bookmark-start text:name="__RefHeading___Toc6617_3987500746"/><text:span text:style-name="Strong_20_Emphasis">Baza danych</text:span><text:bookmark-end text:name="__RefHeading___Toc6617_3987500746"/></text:h>
      <text:list text:style-name="L14">
        <text:list-item>
          <text:p text:style-name="P31">Wykorzystanie <text:span text:style-name="Strong_20_Emphasis">Entity Framework Core</text:span>.</text:p>
        </text:list-item>
        <text:list-item>
          <text:p text:style-name="P31">Automatyczna migracja przy użyciu <text:span text:style-name="Source_20_Text">MovieRentalContext</text:span>.</text:p>
        </text:list-item>
        <text:list-item>
          <text:p text:style-name="P32">Dane przechowywane lokalnie lub w zewnętrznej bazie (np. SQLite, SQL Server).</text:p>
        </text:list-item>
      </text:list>
      <text:h text:style-name="Heading_20_2" text:outline-level="2"><text:bookmark-start text:name="__RefHeading___Toc6619_3987500746"/><text:span text:style-name="Strong_20_Emphasis">Obsługa plików</text:span><text:bookmark-end text:name="__RefHeading___Toc6619_3987500746"/></text:h>
      <text:list text:style-name="L15">
        <text:list-item>
          <text:p text:style-name="P33">Import i eksport danych przy pomocy <text:span text:style-name="Source_20_Text">OpenFileDialog</text:span> i <text:span text:style-name="Source_20_Text">SaveFileDialog</text:span>.</text:p>
        </text:list-item>
        <text:list-item>
          <text:p text:style-name="P34">Obsługiwane formaty: XML, CSV, PDF.</text:p>
        </text:list-item>
      </text:list>
      <text:h text:style-name="Heading_20_2" text:outline-level="2"><text:bookmark-start text:name="__RefHeading___Toc6621_3987500746"/><text:soft-page-break/><text:span text:style-name="Strong_20_Emphasis">Wydajność i niezawodność</text:span><text:bookmark-end text:name="__RefHeading___Toc6621_3987500746"/></text:h>
      <text:list text:style-name="L16">
        <text:list-item>
          <text:p text:style-name="P35">Odpowiedź API ≤ 500 ms.</text:p>
        </text:list-item>
        <text:list-item>
          <text:p text:style-name="P35">Obsługa błędów HTTP i walidacja danych.</text:p>
        </text:list-item>
        <text:list-item>
          <text:p text:style-name="P36">Mechanizmy notyfikacji błędów i komunikatów.</text:p>
        </text:list-item>
      </text:list>
      <text:h text:style-name="Heading_20_2" text:outline-level="2"><text:bookmark-start text:name="__RefHeading___Toc6623_3987500746"/><text:span text:style-name="Strong_20_Emphasis">Technologia i środowisko</text:span><text:bookmark-end text:name="__RefHeading___Toc6623_3987500746"/></text:h>
      <text:list text:style-name="L17">
        <text:list-item>
          <text:p text:style-name="P37">.NET 6.0 lub nowszy</text:p>
        </text:list-item>
        <text:list-item>
          <text:p text:style-name="P37">WPF (Windows Presentation Foundation)</text:p>
        </text:list-item>
        <text:list-item>
          <text:p text:style-name="P37">SQLite lub lokalny SQL Server</text:p>
        </text:list-item>
        <text:list-item>
          <text:p text:style-name="P37">System operacyjny: Windows 10+</text:p>
        </text:list-item>
      </text:list>
      <text:h text:style-name="Heading_20_1" text:outline-level="1"><text:bookmark-start text:name="__RefHeading___Toc6463_3987500746"/><text:span text:style-name="Strong_20_Emphasis">Lista przypadków użycia</text:span><text:bookmark-end text:name="__RefHeading___Toc6463_3987500746"/></text:h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office:value-type="string">
              <text:p text:style-name="Table_20_Heading">Nr</text:p>
            </table:table-cell>
            <table:table-cell table:style-name="Tabela3.A1" office:value-type="string">
              <text:p text:style-name="Table_20_Heading">Przypadek użycia</text:p>
            </table:table-cell>
            <table:table-cell table:style-name="Tabela3.A1" office:value-type="string">
              <text:p text:style-name="Table_20_Heading">Opis</text:p>
            </table:table-cell>
          </table:table-row>
        </table:table-header-rows>
        <table:table-row>
          <table:table-cell table:style-name="Tabela3.A1" office:value-type="string">
            <text:p text:style-name="Table_20_Contents">UC1</text:p>
          </table:table-cell>
          <table:table-cell table:style-name="Tabela3.A1" office:value-type="string">
            <text:p text:style-name="Table_20_Contents">Dodanie wypożyczenia</text:p>
          </table:table-cell>
          <table:table-cell table:style-name="Tabela3.A1" office:value-type="string">
            <text:p text:style-name="Table_20_Contents">Użytkownik dodaje nowe wypożyczenie do systemu</text:p>
          </table:table-cell>
        </table:table-row>
        <table:table-row>
          <table:table-cell table:style-name="Tabela3.A1" office:value-type="string">
            <text:p text:style-name="Table_20_Contents">UC2</text:p>
          </table:table-cell>
          <table:table-cell table:style-name="Tabela3.A1" office:value-type="string">
            <text:p text:style-name="Table_20_Contents">Edycja wypożyczenia</text:p>
          </table:table-cell>
          <table:table-cell table:style-name="Tabela3.A1" office:value-type="string">
            <text:p text:style-name="Table_20_Contents">Użytkownik edytuje dane istniejącego wypożyczenia</text:p>
          </table:table-cell>
        </table:table-row>
        <table:table-row>
          <table:table-cell table:style-name="Tabela3.A1" office:value-type="string">
            <text:p text:style-name="Table_20_Contents">UC3</text:p>
          </table:table-cell>
          <table:table-cell table:style-name="Tabela3.A1" office:value-type="string">
            <text:p text:style-name="Table_20_Contents">Usunięcie wypożyczenia</text:p>
          </table:table-cell>
          <table:table-cell table:style-name="Tabela3.A1" office:value-type="string">
            <text:p text:style-name="Table_20_Contents">Użytkownik usuwa rekord wypożyczenia</text:p>
          </table:table-cell>
        </table:table-row>
        <table:table-row>
          <table:table-cell table:style-name="Tabela3.A1" office:value-type="string">
            <text:p text:style-name="Table_20_Contents">UC4</text:p>
          </table:table-cell>
          <table:table-cell table:style-name="Tabela3.A1" office:value-type="string">
            <text:p text:style-name="Table_20_Contents">Załaduj dane z API</text:p>
          </table:table-cell>
          <table:table-cell table:style-name="Tabela3.A1" office:value-type="string">
            <text:p text:style-name="Table_20_Contents">System pobiera dane wypożyczeń z REST API</text:p>
          </table:table-cell>
        </table:table-row>
        <table:table-row>
          <table:table-cell table:style-name="Tabela3.A1" office:value-type="string">
            <text:p text:style-name="Table_20_Contents">UC5</text:p>
          </table:table-cell>
          <table:table-cell table:style-name="Tabela3.A1" office:value-type="string">
            <text:p text:style-name="Table_20_Contents">Eksport danych (PDF, CSV)</text:p>
          </table:table-cell>
          <table:table-cell table:style-name="Tabela3.A1" office:value-type="string">
            <text:p text:style-name="Table_20_Contents">Użytkownik eksportuje dane do pliku PDF lub CSV</text:p>
          </table:table-cell>
        </table:table-row>
        <table:table-row>
          <table:table-cell table:style-name="Tabela3.A1" office:value-type="string">
            <text:p text:style-name="Table_20_Contents">UC6</text:p>
          </table:table-cell>
          <table:table-cell table:style-name="Tabela3.A1" office:value-type="string">
            <text:p text:style-name="Table_20_Contents">Wyszukiwanie wypożyczeń</text:p>
          </table:table-cell>
          <table:table-cell table:style-name="Tabela3.A1" office:value-type="string">
            <text:p text:style-name="Table_20_Contents">Użytkownik przeszukuje wypożyczenia po różnych kryteriach</text:p>
          </table:table-cell>
        </table:table-row>
        <table:table-row>
          <table:table-cell table:style-name="Tabela3.A1" office:value-type="string">
            <text:p text:style-name="Table_20_Contents">UC7</text:p>
          </table:table-cell>
          <table:table-cell table:style-name="Tabela3.A1" office:value-type="string">
            <text:p text:style-name="Table_20_Contents">Przeglądanie raportów</text:p>
          </table:table-cell>
          <table:table-cell table:style-name="Tabela3.A1" office:value-type="string">
            <text:p text:style-name="Table_20_Contents">Użytkownik przegląda raporty statystyczne</text:p>
          </table:table-cell>
        </table:table-row>
        <table:table-row>
          <table:table-cell table:style-name="Tabela3.A1" office:value-type="string">
            <text:p text:style-name="Table_20_Contents">UC8</text:p>
          </table:table-cell>
          <table:table-cell table:style-name="Tabela3.A1" office:value-type="string">
            <text:p text:style-name="Table_20_Contents">Dodanie daty zwrotu</text:p>
          </table:table-cell>
          <table:table-cell table:style-name="Tabela3.A1" office:value-type="string">
            <text:p text:style-name="Table_20_Contents">Użytkownik oznacza wypożyczenie jako zwrócone</text:p>
          </table:table-cell>
        </table:table-row>
      </table:table>
      <text:p text:style-name="P17"/>
      <text:h text:style-name="Heading_20_1" text:outline-level="1"><text:bookmark-start text:name="__RefHeading___Toc6465_3987500746"/><text:span text:style-name="Strong_20_Emphasis">Ograniczenia systemowe i projektowe</text:span><text:bookmark-end text:name="__RefHeading___Toc6465_3987500746"/></text:h>
      <text:h text:style-name="Heading_20_2" text:outline-level="2"><text:bookmark-start text:name="__RefHeading___Toc6467_3987500746"/><text:span text:style-name="Strong_20_Emphasis">Technologiczne</text:span><text:bookmark-end text:name="__RefHeading___Toc6467_3987500746"/></text:h>
      <text:list text:style-name="L18">
        <text:list-item>
          <text:p text:style-name="P38">System oparty na technologii .NET oraz WPF.</text:p>
        </text:list-item>
        <text:list-item>
          <text:p text:style-name="P38">Brak integracji z zewnętrznymi API filmowymi.</text:p>
        </text:list-item>
        <text:list-item>
          <text:p text:style-name="P39">Brak obsługi zaawansowanych ról użytkowników (np. autoryzacja).</text:p>
        </text:list-item>
      </text:list>
      <text:h text:style-name="Heading_20_2" text:outline-level="2"><text:bookmark-start text:name="__RefHeading___Toc6625_3987500746"/><text:span text:style-name="Strong_20_Emphasis">Czasowe i organizacyjne</text:span><text:bookmark-end text:name="__RefHeading___Toc6625_3987500746"/></text:h>
      <text:list text:style-name="L19">
        <text:list-item>
          <text:p text:style-name="P40">Projekt realizowany jako praca zaliczeniowa w semestrze.</text:p>
        </text:list-item>
        <text:list-item>
          <text:p text:style-name="P41">Kod źródłowy oraz dokumentacja są własnością zespołu projektowego.</text:p>
        </text:list-item>
      </text:list>
      <text:h text:style-name="Heading_20_2" text:outline-level="2"><text:bookmark-start text:name="__RefHeading___Toc6627_3987500746"/><text:span text:style-name="Strong_20_Emphasis">Prawne i licencyjne</text:span><text:bookmark-end text:name="__RefHeading___Toc6627_3987500746"/></text:h>
      <text:list text:style-name="L20">
        <text:list-item>
          <text:p text:style-name="P42">Oprogramowanie licencjonowane jako edukacyjne (np. MIT).</text:p>
        </text:list-item>
        <text:list-item>
          <text:p text:style-name="P42"><text:soft-page-break/>Wykorzystane biblioteki zewnętrzne są darmowe i open source.</text:p>
        </text:list-item>
      </text:list>
      <text:h text:style-name="Heading_20_1" text:outline-level="1"><text:bookmark-start text:name="__RefHeading___Toc6473_3987500746"/><text:span text:style-name="Strong_20_Emphasis">Dokumentacja użytkownika i kodu</text:span><text:bookmark-end text:name="__RefHeading___Toc6473_3987500746"/></text:h>
      <text:list text:style-name="L21">
        <text:list-item>
          <text:p text:style-name="P43">Dokumentacja zawiera przewodnik użytkownika oraz instrukcję instalacji.</text:p>
        </text:list-item>
        <text:list-item>
          <text:p text:style-name="P43">Kod źródłowy opatrzony komentarzami XML i dokumentacją w formacie Markdown.</text:p>
        </text:list-item>
        <text:list-item>
          <text:p text:style-name="P43">Diagramy UML opracowane w draw.io i dostępne w repozytorium.</text:p>
        </text:list-item>
      </text:list>
      <text:p text:style-name="P4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45" text:outline-level="1" text:is-list-header="true"><text:span text:style-name="T6"/></text:h>
      <text:p text:style-name="P46" loext:marker-style-name="T7"><text:span text:style-name="T7"/></text:p>
      <text:p text:style-name="P47"/>
      <text:p text:style-name="P48" loext:marker-style-name="T7"><text:span text:style-name="T7"/></text:p>
      <text:h text:style-name="P49" text:outline-level="2" text:is-list-header="true"><text:span text:style-name="T8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.247cm" style:contextual-spacing="false" fo:line-height="115%"/>
      <style:text-properties fo:font-size="13pt" fo:font-weight="bold" style:font-size-asian="13pt" style:font-weight-asian="bold" style:font-size-complex="13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2T11:36:21.303154400</meta:creation-date>
    <dc:date>2025-07-15T18:21:06.800679300</dc:date>
    <meta:editing-duration>PT22M7S</meta:editing-duration>
    <meta:editing-cycles>5</meta:editing-cycles>
    <meta:generator>LibreOffice/25.2.4.3$Windows_X86_64 LibreOffice_project/33e196637044ead23f5c3226cde09b47731f7e27</meta:generator>
    <meta:document-statistic meta:table-count="3" meta:image-count="0" meta:object-count="0" meta:page-count="7" meta:paragraph-count="166" meta:word-count="869" meta:character-count="6169" meta:non-whitespace-character-count="5545"/>
  </office:meta>
</office:document-meta>
</file>